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13701 bp</text:p>
      <text:p text:style-name="Preformatted_20_Text">Sequence 2: Masked <text:s text:c="4"/>137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78</text:p>
      <text:p text:style-name="Preformatted_20_Text">Guide tree file created: <text:s text:c="2"/><text:a xlink:type="simple" xlink:href="https://www.genome.jp/tools-bin/pushfile?220403192136iUkVB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260319</text:p>
      <text:p text:style-name="Preformatted_20_Text">Alignment Score 67659</text:p>
      <text:p text:style-name="Preformatted_20_Text"/>
      <text:p text:style-name="Preformatted_20_Text">CLUSTAL-Alignment file created <text:s/><text:a xlink:type="simple" xlink:href="https://www.genome.jp/tools-bin/pushfile?220403192136iUkVB+clustalw.aln" text:style-name="Internet_20_link" text:visited-style-name="Visited_20_Internet_20_Link">[clustalw.aln]</text:a></text:p>
      <text:p text:style-name="P1"/>
      <text:p text:style-name="Horizontal_20_Line"><text:bookmark text:name="clustalw.aln"/></text:p>
      <text:p text:style-name="Preformatted_20_Text"><text:a xlink:type="simple" xlink:href="https://www.genome.jp/tools-bin/pushfile?220403192136iUkVB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AACAACAACAAAAAAAAACCACCTCTTTACTAACAGACCTTTAAATCAGAA</text:p>
      <text:p text:style-name="Preformatted_20_Text">Masked <text:s text:c="9"/>NNNNNNNNNAACAACAACAAAAAAAAACCACCTCTTTACTAACAGACCTTTAAAT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GTCAGATGTTACAACTAGTTGTAACACTTTGTCAATGGGGATAGCTGATATCTGAG</text:p>
      <text:p text:style-name="Preformatted_20_Text">Masked <text:s text:c="9"/>ATCAGTCAGATGTTACAACTAGTTGTAACACTTTGTCAATGGGGATAGCTGATAT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TGTTTGTTTGTTTTTTTCTGTTTAATACTAAGTATAAACTTGAAATAGTATAAATC</text:p>
      <text:p text:style-name="Preformatted_20_Text">Masked <text:s text:c="9"/>NNNNNNNNNNNNNNNNNNNNNNNNNNNAATACTAAGTATAAACTTGAAATAGTATAAATC</text:p>
      <text:p text:style-name="Preformatted_20_Text"><text:s text:c="43"/>*********************************</text:p>
      <text:p text:style-name="Preformatted_20_Text"/>
      <text:p text:style-name="Preformatted_20_Text">Unmasked <text:s text:c="7"/>AAAAGCCTAAGCAGTTGCTGAACTGGAGATCTAAGAAAATCAACTTGAAGACAGCCTTAG</text:p>
      <text:p text:style-name="Preformatted_20_Text">Masked <text:s text:c="9"/>AAAAGCCTAAGCAGTTGCTGAACTGGAGATCTAAGAAAATCAACTTGAAGACAGCCTT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ACTCAATTCAGCAGGTCATGCAATTATATAAACCTTTCTTGCACTTTCTGTAATGCAAA</text:p>
      <text:p text:style-name="Preformatted_20_Text">Masked <text:s text:c="9"/>TACTCAATTCAGCAGGTCATGCAATTATATAAACCTTTCTTGCACTTTCTGTAAT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TATGAATTTAAATATTTGTCTCAAACTGGAAATGTAGAAACTTCTGGATATTACA</text:p>
      <text:p text:style-name="Preformatted_20_Text">Masked <text:s text:c="9"/>AAAGCTATGAATTTAAATATTTGTCTCAAACTGGAAATGTAGAAACTTCTGGATA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TATATAAAACTGTAGTATCTCAAGTGATGTTACCTAATGACATTAAAAACAAGCAA</text:p>
      <text:p text:style-name="Preformatted_20_Text">Masked <text:s text:c="9"/>CTGCTATATAAAACTGTAGTATCTCAAGTGATGTTACCTAATGACATTAAAAACA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AATAGCAAAGAATCATCTGTGTGGCTGTTGGTTTTATCCTTATAACTCAGTCTTTT</text:p>
      <text:p text:style-name="Preformatted_20_Text">Masked <text:s text:c="9"/>CTCTAATAGCAAAGAATCATCTGTGTGGCTGTTGGTTTTATCCTTATAACTCAGT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TAATTGATTCTACAATTTTTGGTGCTGGCTAAGACTTGTTTGTTTCACAGCTTCCT</text:p>
      <text:p text:style-name="Preformatted_20_Text">Masked <text:s text:c="9"/>GGTATAATTGATTCTACAATTTTTGGTGCTGGCTAAGACTTGTTTGTTTCACAGC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TATCTGTTTGACAGCATTCTCTTAAGTCTTTCTGTAGCATCTTGTGTCTCAGGCCT</text:p>
      <text:p text:style-name="Preformatted_20_Text">Masked <text:s text:c="9"/>AACATATCTGTTTGACAGCATTCTCTTAAGTCTTTCTGTAGCATCTTGTGTCTCAGG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ACATGAGTTACTCCTCAGTAAGTTCTCAGCTGACCTAAGCGTTTCCTGCTACTAA</text:p>
      <text:p text:style-name="Preformatted_20_Text">Masked <text:s text:c="9"/>GTTCAACATGAGTTACTCCTCAGTAAGTTCTCAGCTGACCTAAGCGTTTCCTGCTA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ATTGCCAACAAGAATAAATAAATGGGAAATTTTCTCTCTTAGGTAGCTGTCAGCC</text:p>
      <text:p text:style-name="Preformatted_20_Text">Masked <text:s text:c="9"/>TGTGGATTGCCAACAAGAATAAATAAATGGGAAATTTTCTCTCTTAGGTAGCTGTC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CTTTTTGCTGAATAATTTAGAGTAAGTTCTTGCTTACTTAAATCAGTTGTTACTAG</text:p>
      <text:p text:style-name="Preformatted_20_Text">Masked <text:s text:c="9"/>ATAACTTTTTGCTGAATAATTTAGAGTAAGTTCTTGCTTACTTAAATCAGTTGTTA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GATAACTAGCTTGAAAAATGCTTATTTGGAAGGCAGTTCATTTCCATACTGAAGGC</text:p>
      <text:p text:style-name="Preformatted_20_Text">Masked <text:s text:c="9"/>CATTGATAACTAGCTTGAAAAATGCTTATTTGGAAGGCAGTTCATTTCCATACTGA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GAAGAATCACTTTTGGCTGCAAGGAAATGTGATTTAGTATTTGGAGATAGTATCTA</text:p>
      <text:p text:style-name="Preformatted_20_Text">Masked <text:s text:c="9"/>CTTCGAAGAATCACTTTTGGCTGCAAGGAAATGTGATTTAGTATTTGGAGATAGT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AAACCTTAAAAAATACTATTCTTTAGTGCTTAAATGAAGGGCTACTCTTTTAAATA</text:p>
      <text:p text:style-name="Preformatted_20_Text">Masked <text:s text:c="9"/>ATCTAAACCTTAAAAAATACTATTCTTTAGTGCTTAAATGAAGGGCTACTCTTTT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TACATTTGAAATCAGCAAATAATCATTTAGGAGCTTTTCAGGTTAAAATTAATAG</text:p>
      <text:p text:style-name="Preformatted_20_Text">Masked <text:s text:c="9"/>CACTGTACATTTGAAATCAGCAAATAATCATTTAGGAGCTTTTCAGGTTAAAATT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ATTGCTGGGGCTTGACAAAAGCTGACAAGATCAACAAATTACAACCCATGCTATTT</text:p>
      <text:p text:style-name="Preformatted_20_Text">Masked <text:s text:c="9"/>TCCTATTGCTGGGGCTTGACAAAAGCTGACAAGATCAACAAATTACAACCCATGC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AGGGATCTCTTGTGGGTAGGGTTGCCATCCACTAGATCAGGCTGTCCAGGGCCTCA</text:p>
      <text:p text:style-name="Preformatted_20_Text">Masked <text:s text:c="9"/>TATAAGGGATCTCTTGTGGGTAGGGTTGCCATCCANNNNNNNNNNNNNNNNNNNNNNNNN</text:p>
      <text:p text:style-name="Preformatted_20_Text"><text:s text:c="16"/>*********************************** <text:s text:c="24"/></text:p>
      <text:p text:style-name="Preformatted_20_Text"><text:soft-page-break/></text:p>
      <text:p text:style-name="Preformatted_20_Text">Unmasked <text:s text:c="7"/>TCCAGCCTGGTCTTGAACACCTCCAGAGATGGGGCATCCATTACTCTCTGGACAGC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AGTGTCTCACCACCCTCTGTATAAAGAATTTTCACCTAACATAAATCTAATTTA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ATTTAAAGCCATGTTTCCTTTCTGTTTATAAGCTTCCTTTAAATACTGGAAGGCTGC</text:p>
      <text:p text:style-name="Preformatted_20_Text">Masked <text:s text:c="9"/>NNNNNNNNNNNNNNNGTTTCCTTTCTGTTTATAAGCTTNNNNNNNNNNNNNNNNNNNNNN</text:p>
      <text:p text:style-name="Preformatted_20_Text"><text:s text:c="31"/>*********************** <text:s text:c="21"/></text:p>
      <text:p text:style-name="Preformatted_20_Text"/>
      <text:p text:style-name="Preformatted_20_Text">Unmasked <text:s text:c="7"/>AAAGAGGCCTCCCTGGAGCCTTCTCTTCTCCAGACTGAACAAGATCAGCTCTCTCTG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TTCATAGGAGAAATGCTCTGGCCCTCTAAGAATCCTCGAGGCCTCCTCTGAACC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AAAAACTTCATATGTTGTTGATCACTGATCGCTATTAGAAAGACCTCTTGAAGATGC</text:p>
      <text:p text:style-name="Preformatted_20_Text">Masked <text:s text:c="9"/>NNNNAAAACTTCATATGTTGTTGATCACTGATCGCTATTAGAAAGACCTCTTGAAGATGC</text:p>
      <text:p text:style-name="Preformatted_20_Text"><text:s text:c="20"/>********************************************************</text:p>
      <text:p text:style-name="Preformatted_20_Text"/>
      <text:p text:style-name="Preformatted_20_Text">Unmasked <text:s text:c="7"/>TTGCTGGTTGGTTAACTGAGCTTAAATGGCCATTAATTCTGACTTACTTTCTGTCTTAAA</text:p>
      <text:p text:style-name="Preformatted_20_Text">Masked <text:s text:c="9"/>TTGCTGGTTGGTTAACTGAGCTTAAATGGCCATTAATTCTGACTTACTTTCTGTC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AATCATCTGTGTTGATATATATANNNNNNNNNNNNNNNNNNNNNNNNNNNNNNNNN</text:p>
      <text:p text:style-name="Preformatted_20_Text">Masked <text:s text:c="9"/>GAACAATCATCTGTGTTGATATATATA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AGGGAACAAAAAATAGAAGTAAATTTCTCAATTGTGCATCATAATGTAGAATA</text:p>
      <text:p text:style-name="Preformatted_20_Text">Masked <text:s text:c="9"/>NNNNNNNAGGGAACAAAAAATAGAAGTAAATTTCTCAATTGTGCATCATAATGTA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AAAAAAGATTATATTAAGTTTTAGTTCAAATACTTAAGTAATATTTAACTGCTAA</text:p>
      <text:p text:style-name="Preformatted_20_Text">Masked <text:s text:c="9"/>TTCTTAAAAAAGATTATATTAAGTTTTAGTTCAAATACTTAAGTAATATTTAACTG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AGTTTATTTTGAGTTATTTCTGTCTTGGGATTGTGCACAAGACATGGTATCTCAA</text:p>
      <text:p text:style-name="Preformatted_20_Text">Masked <text:s text:c="9"/>ACAGCAGTTTATTTTGAGTTATTTCTGTCTTGGGATTGTGCACAAGACATGGTATC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AGATCTGGGTTACAACAAACTTCTGAATAAGAATGATATTCTAGAGAGCTGGCT</text:p>
      <text:p text:style-name="Preformatted_20_Text">Masked <text:s text:c="9"/>ATTTTTAGATCTGGGTTACAACAAACTTCTGAATAAGAATGATATTCTAGAGAGCT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GTTGGGCTTTGGTAACAGAGACTTGAGAAGGCTTTGAAACAAAAAAAGCATTGCTC</text:p>
      <text:p text:style-name="Preformatted_20_Text">Masked <text:s text:c="9"/>TGGGGTTGGGCTTTGGTAACAGAGACTTGAGAAGGCTTTGAAACAAAAAAAGCATT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CTATTAGTAGGAAGAGAAGAAGGAATGTCAATACTTTATGCTTCCAGTGCTCCACA</text:p>
      <text:p text:style-name="Preformatted_20_Text">Masked <text:s text:c="9"/>TTCTCTATTAGTAGGAAGAGAAGAAGGAATGTCAATACTTTATGCTTCCAGTGCTCCAC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GAGGATCTCAAAGATGTTAAAAGTAACATCCTCAGACAAAGATCAATTTACTGCAGGCC</text:p>
      <text:p text:style-name="Preformatted_20_Text">Masked <text:s text:c="9"/>TGAGGATCTCAAAGATGTTAAAAGTAACATCCTCAGACAAAGATCAATTTACTGCAG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CTTAAGGTCAACAGGCTTCTGGGGAAAGAGTTGTTTAGGGGCAATAGGTAGAGTAG</text:p>
      <text:p text:style-name="Preformatted_20_Text">Masked <text:s text:c="9"/>CTAGCTTAAGGTCAACAGGCTTCTGGGGAAAGAGTTGTTTAGGGGCAATAGGTAGA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ACTGTGTGATGTAGATAGGCACTGCAGCAGCTGCTAGAAGTGTTTACCACTAGTAT</text:p>
      <text:p text:style-name="Preformatted_20_Text">Masked <text:s text:c="9"/>TGGGACTGTGTGATGTAGATAGGCACTGCAGCAGCTGCTAGAAGTGTTTACCACT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GTTTACACTAGTATAGTGACAGTGGAAGTTCTGAGGCATCAGAGCCAGGCAGGGTA</text:p>
      <text:p text:style-name="Preformatted_20_Text">Masked <text:s text:c="9"/>ACGTGTTTACACTAGTATAGTGACAGTGGAAGTTCTGAGGCATCAGAGCCAGGCAG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AGAGTAAAAAGGGTTGTCAAACAACCCTGCGATTACTAAGATATTGAAAATTCAA</text:p>
      <text:p text:style-name="Preformatted_20_Text">Masked <text:s text:c="9"/>AGCTGAGAGTAAAAAGGGTTGTCAAACAACCCTGCGATTACTAAGATATTGAAAAT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TAGAAACATACATATATCAATTCAGTATCTCAGTAACAGCTTACTTCATATGTAAC</text:p>
      <text:p text:style-name="Preformatted_20_Text">Masked <text:s text:c="9"/>TGGTTAGAAACATACATATATCAATTCAGTATCTCAGTAACAGCTTACTTCATATG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CATATACTAAATAGTACTTAGAAGTTGAAGAGACTGGTGTATCTTCCTTGTCCAA</text:p>
      <text:p text:style-name="Preformatted_20_Text">Masked <text:s text:c="9"/>CTGAACATATACTAAATAGTACTTAGAAGTTGAAGAGACTGGTGTATCTTCCTTGT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CATCTTTCTCGGGTTTTTGGAATCAGGTTACATTTCTTTTGTCTCCTACTGCATTT</text:p>
      <text:p text:style-name="Preformatted_20_Text">Masked <text:s text:c="9"/>AATGCATCTTTCTCGGGTTTTTGGAATCAGGTTACATTTCTTTTGTCTCCTACTG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AAGGAAAGGGCATCATTAGAGTAGAGGGCAATGCACTGCATGCAACAGAAGCCCCA</text:p>
      <text:p text:style-name="Preformatted_20_Text">Masked <text:s text:c="9"/>ATACAAGGAAAGGGCATCATTAGAGTAGAGGGCAATGCACTGCATGCAACAGAAGC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TCTGTGAGAAATGCATGTCTGCTAATCAGGTGGATGCAGGAGGTCCCACTGTAGTA</text:p>
      <text:p text:style-name="Preformatted_20_Text">Masked <text:s text:c="9"/>TCACTCTGTGAGAAATGCATGTCTGCTAATCAGGTGGATGCAGGAGGTCCCACTGT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GCAGCAGCATTAACCTGGCAGGGTGCAGAGGGAGAGCTGCCTTGGAGTAGATGGA</text:p>
      <text:p text:style-name="Preformatted_20_Text">Masked <text:s text:c="9"/>CAGAGGCAGCAGCATTAACCTGGCAGGGTGCAGAGGGAGAGCTGCCTTGGAGTAGA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CAGCACGAAAGGCCAAAACTGAAGTAGATTACAAAGAGTAATCCAGGCAAGTTAGA</text:p>
      <text:p text:style-name="Preformatted_20_Text">Masked <text:s text:c="9"/>TACTCAGCACGAAAGGCCAAAACTGAAGTAGATTACAAAGAGTAATCCAGGCAAGT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AGTATCTCATCATTCTTCTGCTGTGCAGCATTGCTACCTGTGAATCAAATTATTGG</text:p>
      <text:p text:style-name="Preformatted_20_Text">Masked <text:s text:c="9"/>CTTCAGTATCTCATCATTCTTCTGCTGTGCAGCATTGCTACCTGTGAATCAAATTA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GGTTTATAAAATAGACAAGATCCTACCGTGCTTTGGTATATACAGTCTAAGTGTCA</text:p>
      <text:p text:style-name="Preformatted_20_Text">Masked <text:s text:c="9"/>CCTTGGTTTATAAAATAGACAAGATCCTACCGTGCTTTGGTATATACAGTCTAAGT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CACATTTTTCTATAACGTGAAAGTTTTTCATTACTGAGAGTCAGGAGTTTCATAG</text:p>
      <text:p text:style-name="Preformatted_20_Text"><text:soft-page-break/>Masked <text:s text:c="9"/>AGAGACACATTTTTCTATAACGTGAAAGTTTTTCATTACTGAGAGTCAGGAGTTTC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TGAAGTTAGGCACTAAAATGAAGAGTCACACTGGAAATTATAGGTCTTCAACTGAA</text:p>
      <text:p text:style-name="Preformatted_20_Text">Masked <text:s text:c="9"/>TGTATGAAGTTAGGCACTAAAATGAAGAGTCACACTGGAAATTATAGGTCTTCAA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AACTGGCAAAGCATTACACTCACCGAGGTATTAATACTTAGAGAGCTAAGCACTTG</text:p>
      <text:p text:style-name="Preformatted_20_Text">Masked <text:s text:c="9"/>ACCAAACTGGCAAAGCATTACACTCACCGAGGTATTAATACTTAGAGAGCTAAGCA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CTTTTTCCAACTATAAGTATTACTATTAGCCTAGTAGCAAATAACATGTTTATTCA</text:p>
      <text:p text:style-name="Preformatted_20_Text">Masked <text:s text:c="9"/>TTTGCTTTTTCCAACTATAAGTATTACTATTAGCCTAGTAGCAAATAACATGTTT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CTTTCTTTTAACTCAGGAAAACATTTAGACATTTGTTTAGGCTTAAAGACAATTCC</text:p>
      <text:p text:style-name="Preformatted_20_Text">Masked <text:s text:c="9"/>TGAGCTTTCTTTTAACTCAGGAAAACATTTAGACATTTGTTTAGGCTTAAAGACAA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CTTAATATGCTCAGAAATTAGAAAGTCATAGTGAAGCATTATGCCAATTTGAGAT</text:p>
      <text:p text:style-name="Preformatted_20_Text">Masked <text:s text:c="9"/>ACAATCTTAATATGCTCAGAAATTAGAAAGTCATAGTGAAGCATTATGCCAATTT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CAGTATGCCTTTGCTTCAAGTATGAAGGTCATGGCCACGATCTGAAAAGGGGAACT</text:p>
      <text:p text:style-name="Preformatted_20_Text">Masked <text:s text:c="9"/>GTGCCAGTATGCCTTTGCTTCAAGTATGAAGGTCATGGCCACGATCTGAAAAGGGG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TGTTCTCTGTGTGTAATTGTTTGATTCTCTTCAATAACATGACCCACCAGAAGAG</text:p>
      <text:p text:style-name="Preformatted_20_Text">Masked <text:s text:c="9"/>GCAGATGTTCTCTGTGTGTAATTGTTTGATTCTCTTCAATAACATGACCCACCAGA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GCATGCACAAAGATTTAAAAGGGGAAAAGATCTGTCTTAATACATCTTTGAGATT</text:p>
      <text:p text:style-name="Preformatted_20_Text">Masked <text:s text:c="9"/>CAGGAGCATGCACAAAGATTTAAAAGGGGAAAAGATCTGTCTTAATACATCTTTG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CATGTAATTTTAAGGCAGCAAAGAAAAGTTAGGCAGTTGTTAATCTAAGTAACA</text:p>
      <text:p text:style-name="Preformatted_20_Text">Masked <text:s text:c="9"/>TTTTCTCATGTAATTTTAAGGCAGCAAAGAAAAGTTAGGCAGTTGTTAATCTAAGT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CTTCTATGAAAGAGGCAGAAAACAGCTAGAAAATGCTTCCAAAATATTGATCTACA</text:p>
      <text:p text:style-name="Preformatted_20_Text">Masked <text:s text:c="9"/>GGTACTTCTATGAAAGAGGCAGAAAACAGCTAGAAAATGCTTCCAAAATATTGATC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AAATACAAACTCAAATGTGATTTTAGTATGCTGCTCAGGGCTATACTGGCATTTTT</text:p>
      <text:p text:style-name="Preformatted_20_Text">Masked <text:s text:c="9"/>ATTTAAATACAAACTCAAATGTGATTTTAGTATGCTGCTCAGGGCTATACTGGCANNNNN</text:p>
      <text:p text:style-name="Preformatted_20_Text"><text:s text:c="16"/>******************************************************* <text:s text:c="4"/></text:p>
      <text:p text:style-name="Preformatted_20_Text"/>
      <text:p text:style-name="Preformatted_20_Text"><office:annotation office:name="__Annotation__2004_2051518639"><dc:creator>Unknown Author</dc:creator><dc:date>2022-04-08T15:24:24.391591663</dc:date><text:p text:style-name="P3"><text:span text:style-name="T2">EXON2</text:span></text:p></office:annotation>Unmasked <text:s text:c="7"/>TTTGTTTGTTTGTTTGTTTTTGGTTTTGGTTTTTTTTTTGGTACAG<text:span text:style-name="T1">CTCTTCAGAAAAAA</text:span></text:p>
      <text:p text:style-name="Preformatted_20_Text">Masked <text:s text:c="9"/>NNNNNNNNNNNNNNNNNNNNNNNNNNNNNNNNNNNNNNNGGTACAG<text:span text:style-name="T1">CTCTTCAGAAAAAA</text:span></text:p>
      <text:p text:style-name="Preformatted_20_Text"><text:s text:c="55"/>*********************</text:p>
      <text:p text:style-name="Preformatted_20_Text"/>
      <text:p text:style-name="Preformatted_20_Text">Unmasked <text:s text:c="7"/><text:span text:style-name="T1">CTTTTCTCAGGGGGATAAGAGTACTGAAGGCTGTATCTCCAATAGAGAGAAAGATGAGCA</text:span></text:p>
      <text:p text:style-name="Preformatted_20_Text">Masked <text:s text:c="9"/><text:span text:style-name="T1">CTTTTCTCAGGGGGATAAGAGTACTGAAGGCTGTATCTCCAATAGAGAGAAAGATGAG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CTGGAATGCATCGGTGCACTGTGACCCCTGCACCTAGAAAAAGG</text:span>GTAAGCTGTAGCTGA</text:p>
      <text:p text:style-name="Preformatted_20_Text">Masked <text:s text:c="9"/><text:span text:style-name="T1">GCTGGAATGCATCGGTGCACTGTGACCCCTGCACCTAGAAAAAGG</text:span>GTAAGCTGTAGCTGA</text:p>
      <text:p text:style-name="Preformatted_20_Text"><text:s text:c="16"/>************************************************************</text:p>
      <text:p text:style-name="Preformatted_20_Text"><office:annotation-end office:name="__Annotation__2004_2051518639"/></text:p>
      <text:p text:style-name="Preformatted_20_Text"><text:soft-page-break/>Unmasked <text:s text:c="7"/>ATGTCTTCATACCAAAGCAACAGTCAAAAAAGCATTATCAGTTTATAGGAAAATATCAAA</text:p>
      <text:p text:style-name="Preformatted_20_Text">Masked <text:s text:c="9"/>ATGTCTTCATACCAAAGCAACAGTCAAAAAAGCATTATCAGTTTATAGGAAAATA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AGCTCCTAGAATAGCAGGTTCGTGATTTGGTGAAACCCATAATCATTTCAGACCTG</text:p>
      <text:p text:style-name="Preformatted_20_Text">Masked <text:s text:c="9"/>TTGCAGCTCCTAGAATAGCAGGTTCGTGATTTGGTGAAACCCATAATCATTTCAGA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ACAATAATAAGGAAAGACTGTGTCCAGATGTACAAAGCTAGTCAAGTACTCACAT</text:p>
      <text:p text:style-name="Preformatted_20_Text">Masked <text:s text:c="9"/>AAGCCACAATAATAAGGAAAGACTGTGTCCAGATGTACAAAGCTAGTCAAGTACTC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ATTTTTGTGGAAAGAAATAGATTTTTATGGCCACATAGATATTCTTATTAAGAAC</text:p>
      <text:p text:style-name="Preformatted_20_Text">Masked <text:s text:c="9"/>TGAAAATTTTTGTGGAAAGAAATAGATTTTTATGGCCACATAGATATTCTTATTA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CTTTTTCCCCTTTTAAACATTAAAGAAGCAATCTTTTCAACTAGAATAGATTTTTC</text:p>
      <text:p text:style-name="Preformatted_20_Text">Masked <text:s text:c="9"/>ACTACTTTTTCCCCTTTTAAACATTAAAGAAGCAATCTTTTCAACTAGAATAGA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TAGGGGCCTCTTTTAAGAGTACAAAAAAAAAATGAAAGACTTGAAAGCAGATAA</text:p>
      <text:p text:style-name="Preformatted_20_Text">Masked <text:s text:c="9"/>TTTTCTTAGGGGCCTCTTTTAAGAGTACAAAAAAAAAATGAAAGACTTGAAAGCAG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TTATGATGTATTTCCTCCCAGGATTCAAAATAATGGAAATAATGAGATAAATAAA</text:p>
      <text:p text:style-name="Preformatted_20_Text">Masked <text:s text:c="9"/>AATATTTATGATGTATTTCCTCCCAGGATTCANNNNNNNNNNNNNNNNNNNNNNNNNNNN</text:p>
      <text:p text:style-name="Preformatted_20_Text"><text:s text:c="16"/>******************************** <text:s text:c="27"/></text:p>
      <text:p text:style-name="Preformatted_20_Text"/>
      <text:p text:style-name="Preformatted_20_Text">Unmasked <text:s text:c="7"/>TAGATAAAGTAAGCATCTCTACATAGTTGCTAAGATATATATTTTTTTACAACATAAGCT</text:p>
      <text:p text:style-name="Preformatted_20_Text">Masked <text:s text:c="9"/>NNNNNNNNNNNNGCATCTCTACATAGTTGCTAAGATATATATTTTTTTACAACATAAGCT</text:p>
      <text:p text:style-name="Preformatted_20_Text"><text:s text:c="28"/>************************************************</text:p>
      <text:p text:style-name="Preformatted_20_Text"/>
      <text:p text:style-name="Preformatted_20_Text">Unmasked <text:s text:c="7"/>GTACCAGTGGACTTTCAACCAATAATTTCACTGAAGATGCTTAATTTTGAAAAGTTATAC</text:p>
      <text:p text:style-name="Preformatted_20_Text">Masked <text:s text:c="9"/>GTACCAGTGGACTTTCAACCAATAATTTCACTGAAGATGCTTAATTTTGAAAAGTT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GCTGAAAATTCCTTAGTTCTGGTGGTTCCCTTTTCTCTCTAAGCACATTAGAACT</text:p>
      <text:p text:style-name="Preformatted_20_Text">Masked <text:s text:c="9"/>GTTCAGCTGAAAATTCCTTAGTTCTGGTGGTTCCCTTTTCTCTCTAAGCACATTAGAAC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2005_2051518639"><dc:creator>Unknown Author</dc:creator><dc:date>2022-04-08T15:24:38.999579308</dc:date><text:p text:style-name="P3"><text:span text:style-name="T2">EXON3</text:span></text:p></office:annotation>Unmasked <text:s text:c="7"/>TTTATTTAATATTTCAAA<text:span text:style-name="T1">TTTCATACCAGAAGTGTTGAAGGTTTCAGACAGTTTGGCAGA</text:span></text:p>
      <text:p text:style-name="Preformatted_20_Text">Masked <text:s text:c="9"/>TTTATTTAATATTTCAAA<text:span text:style-name="T1">TTTCATACCAGAAGTGTTGAAGGTTTCAGACAGTTTGGCA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AACATGAC</text:span>TGGTAGACGAGAAGCTGAACATGAGCCAGCAGTGTGCACTTGCAGCCCAG</text:p>
      <text:p text:style-name="Preformatted_20_Text">Masked <text:s text:c="9"/><text:span text:style-name="T1">AAAACATGAC</text:span>NNNNNNNNNNNNNNNNNNNNNNNNNNNNNNNNNNNNNNNNNNNNNNNNNN</text:p>
      <text:p text:style-name="Preformatted_20_Text"><text:s text:c="16"/>********** <text:s text:c="49"/></text:p>
      <text:p text:style-name="Preformatted_20_Text"/>
      <text:p text:style-name="Preformatted_20_Text">Unmasked <text:s text:c="7"/>AAGGCCAACTGTGTTCTGGGCTGCATTAAAAGAGGGGTGTCCAGAAGGGAGAGGGAG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GTCCCCCTCTACTCAGCTCTTGTGAGGCCCCATCTGCAGTACTGTGTCCAGGAC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CCCTAAGCACAAGAAAGACGAGGAGGTCTTGGAACGGGTCCAGAGGAGGGCCACT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ATGATCAGAGGGCTGGAGCACCTCTCCTGTGAAGAAAGGTTGAGGGAACTGGGCTTG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CTCGGAGAAGAAGGGCTCCAGGCAGACCTCACTGTGGTCTTCCAGTACTTGAAG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ATAAACAGGAGGGGGTACGGCTGTTTACATGGGTGGATAGTGATAGGATAAGGG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GTTTTAAACTGAGACAGGGCAGTTTTAGGTTAGATATTAGGAGGAAGTTTTTCA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AGGCGGTGACACATTGGAACAGGTTGCCCAAGGAGGTTGTGGATGCCCCATCCC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ATTCAAAGCCAGGCTGGATGTGGCTCCGGGCAGCCTCGTCTGGTGGTTGGCGAA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ACATAGCAGGGAGGTTGAAACTCAATGATCTTTGTGGTCCTTTTCAAGCCAGGC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ATGA<text:span text:style-name="T1">CATGATATGTAGAGCTGTGAAATTGACAATGTCTGTCTCACAAAACCAGAACC</text:span></text:p>
      <text:p text:style-name="Preformatted_20_Text">Masked <text:s text:c="9"/>NNNNNNN<text:span text:style-name="T1">CATGATATGTAGAGCTGTGAAATTGACAATGTCTGTCTCACAAAACCAGAACC</text:span></text:p>
      <text:p text:style-name="Preformatted_20_Text"><text:s text:c="23"/>*****************************************************</text:p>
      <text:p text:style-name="Preformatted_20_Text"/>
      <text:p text:style-name="Preformatted_20_Text">Unmasked <text:s text:c="7"/><text:span text:style-name="T1">AGACTGGCACTGACTTTCAACATAAATCTG</text:span>TTAGGTTTGTTTTTATTCCGTAGTGAATTG</text:p>
      <text:p text:style-name="Preformatted_20_Text">Masked <text:s text:c="9"/><text:span text:style-name="T1">AGACTGGCACTGACTTTCAACATAAATCTG</text:span>TTAGGTTTGTTTTTATTCCGTAGTGAATTG</text:p>
      <text:p text:style-name="Preformatted_20_Text"><text:s text:c="16"/>************************************************************</text:p>
      <text:p text:style-name="Preformatted_20_Text"><office:annotation-end office:name="__Annotation__2005_2051518639"/></text:p>
      <text:p text:style-name="Preformatted_20_Text">Unmasked <text:s text:c="7"/>TGTTATAATTTAGCAAAGCATGCTTTACTCAGTTCTATGACGAAGTTCACCCAGTTTCTA</text:p>
      <text:p text:style-name="Preformatted_20_Text">Masked <text:s text:c="9"/>TGTTATAATTTAGCAAAGCATGCTTTACTCAGTTCTATGACGAAGTTCACCCAGT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GTCAAAGTGAATATACAAAAAGGGGCATATGTTTTAGTGATTTTCTACTAGGGAA</text:p>
      <text:p text:style-name="Preformatted_20_Text">Masked <text:s text:c="9"/>TTTAAGTCAAAGTGAATATACAAAAAGGGGCATATGTTTTAGTGATTTTCTACTAG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TCCCTAAGCAGTGTTTTAATGCTAGAGATTAGAGAAAGTATTCAGTATGTAGATG</text:p>
      <text:p text:style-name="Preformatted_20_Text">Masked <text:s text:c="9"/>TGCTTTCCCTAAGCAGTGTTTTAATGCTAGAGATTAGAGAAAGTATTCAGTATGTA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GTAGCAAAGCCAAAACCAAAACATGCAAAATGCTTAAGAAAAGAGTACATTCCTC</text:p>
      <text:p text:style-name="Preformatted_20_Text">Masked <text:s text:c="9"/>TGTGGGTAGCAAAGCCAAAACCAAAACATGCAAAATGCTTAAGAAAAGAGTACATT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CTCTCATTATAACTTTGGTCGGATTTAAATTCTTTTCCTGTTTTTTTCACTCAGTG</text:p>
      <text:p text:style-name="Preformatted_20_Text">Masked <text:s text:c="9"/>TGATCTCTCATTATAACTTTGGTCGGATTTAAATTCTTTTCCTGTTTTTTTCACTC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TAAACTATCCATAATAGGAGTGTTCTTTCTTCTAGCATACATTTTCTACCTCGTA</text:p>
      <text:p text:style-name="Preformatted_20_Text">Masked <text:s text:c="9"/>TTTTTTAAACTATCCATAATAGGAGTGTTCTTTCTTCTAGCATACATTTTCTACCTCGT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CAATAACTGTTTTATGAAAAATCACTGAGAAAAACATAGGACTAAAGGAAAACTGATG</text:p>
      <text:p text:style-name="Preformatted_20_Text">Masked <text:s text:c="9"/>CACAATAACTGTTTTATGAAAAATCACTGAGAAAAACATAGGACTAAAGGAAAACT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GATATGGAGGCTTAGTGTCTAAAGTGATACGGTATGTGTCATCTGGGAACAAGGA</text:p>
      <text:p text:style-name="Preformatted_20_Text">Masked <text:s text:c="9"/>AAATGGATATGGAGGCTTAGTGTCTAAAGTGATACGGTATGTGTCATCTGGGAAC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CTAGATTCAAAGATCTGAATTTGTAAAGCAATACAAGCATGGTATATGAATTAAT</text:p>
      <text:p text:style-name="Preformatted_20_Text">Masked <text:s text:c="9"/>AGCTGCTAGATTCAAAGATCTGAATTTGTAAAGCAATACAAGCATGGTATATGAAT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TTTTCAAGAAATATCACAACAAGAAAGTAGCGTAAGTTAATGGTAATACTGCTGAC</text:p>
      <text:p text:style-name="Preformatted_20_Text">Masked <text:s text:c="9"/>GTAATTTTCAAGAAATATCACAACAAGAAAGTAGCGTAAGTTAATGGTAATACTG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ACAGAAAAGGAGAGATGGTAAATGAATTTATAGTCATTGTTGATAGTCTTTTTTTT</text:p>
      <text:p text:style-name="Preformatted_20_Text">Masked <text:s text:c="9"/>CAAAACAGAAAAGGAGAGATGGTAAATGAATTTATAGTCATTGTTGATAGTCTT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ACTGAAAAGTCCAGATATAGAATGAAAAATTAGAAAGAATGTGTTTAATTATTAG</text:p>
      <text:p text:style-name="Preformatted_20_Text">Masked <text:s text:c="9"/>CAGCTACTGAAAAGTCCAGATATAGAATGAAAAATTAGAAAGAATGTGTTTAATT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CAGCCATTACATGACACCTACAGGTGAGTTAATTAATATCAGCATGTGTTGTTTTA</text:p>
      <text:p text:style-name="Preformatted_20_Text">Masked <text:s text:c="9"/>CTTACAGCCATTACATGACACCTACAGGTGAGTTAATTAATATCAGCATGTGTTG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GATGGACTATATCTCAAATCTTTAAAAAACAATTGTACAAAACAAAATTGTGTATA</text:p>
      <text:p text:style-name="Preformatted_20_Text">Masked <text:s text:c="9"/>TTATGATGGACTATATCTCAAATCTTTAAAAAACAATTGTACAAAACAAAATTGTG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ATGGTATCTGACCTCGGTACAATTATTTTTTCACTCTTACTTTAGAACACCAATTA</text:p>
      <text:p text:style-name="Preformatted_20_Text">Masked <text:s text:c="9"/>ATCTATGGTATCTGACCTCGGTACAATTATTTTTTCACTCTTACTTTAGAACACCA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GTTCATATCTTCCAAACAGCAATAATTTAAACAAATCAAAAATAATTCTTTGTTG</text:p>
      <text:p text:style-name="Preformatted_20_Text">Masked <text:s text:c="9"/>TTAAAGTTCATATCTTCCAAACAGCAATAATTTAAACAAATCAAAAATAATTCTT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GAGTTAATATTTTCCTGGATTCTCCTAAAACACAATTAAAATAATAATCTAGTAA</text:p>
      <text:p text:style-name="Preformatted_20_Text">Masked <text:s text:c="9"/>ATATTGAGTTAATATTTTCCTGGATTCTCCTAAAACACAATTAAAATAATAATCTA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AAGAATATAGAAACAATTAGAATAAATAATAACATTTTGTAATAGAGAGCAGTTC</text:p>
      <text:p text:style-name="Preformatted_20_Text">Masked <text:s text:c="9"/>TGAAAAAGAATATAGAAACAATTAGAATAAATAATAACATTTTGTAATAGAGAGCA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CGAGTTACTTTTCTTATCTATCTCAATAAACTAAAAATTAAATTTAGCAATATGG</text:p>
      <text:p text:style-name="Preformatted_20_Text">Masked <text:s text:c="9"/>TCCCACGAGTTACTTTTCTTATCTATCTCAATAAACTAAAAATTAAATTTAGCAAT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NNNNNNNNNNNNNNNNNNNNNNNNNNNNNNNNNNNNNNNNNNNNNNNNNNNNNNNNNN</text:p>
      <text:p text:style-name="Preformatted_20_Text">Masked <text:s text:c="9"/>CT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GCTTTTTTTTTTTTCCAT</text:p>
      <text:p text:style-name="Preformatted_20_Text"><text:soft-page-break/>Masked <text:s text:c="9"/>NNNNNNNNNNNNNNNNNNNNNNNNNNNNNNNNNNNNNNNNNNGCTTTTTTTTTTTT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GAAAAGAGAGCAAAAATTGCTTCTTAAGTAATGAAAGAATAAAAAGGGAAAGATC</text:p>
      <text:p text:style-name="Preformatted_20_Text">Masked <text:s text:c="9"/>TTGAAGAAAAGAGAGCAAAAATTGCTTCTTAAGTAATGAAAGAATAAAAAGGGAAA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GAAGAATAGCTGGGAGTATCATTTAAGGTCTATCTGGGAAAGCAAAAAAAAGATT</text:p>
      <text:p text:style-name="Preformatted_20_Text">Masked <text:s text:c="9"/>TCTGTGAAGAATAGCTGGGAGTATCATTTAAGGTCTATCTGGGAAAGCAAAAAAAAGAT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2006_2051518639"><dc:creator>Unknown Author</dc:creator><dc:date>2022-04-08T15:24:52.447637739</dc:date><text:p text:style-name="P3"><text:span text:style-name="T2">EXON4</text:span></text:p></office:annotation>Unmasked <text:s text:c="7"/>TATTTTTATATTAG<text:span text:style-name="T1">GTTGATGCATGAAGTGACAATTTCTGTGTAACAAAGATGATGACTG</text:span></text:p>
      <text:p text:style-name="Preformatted_20_Text">Masked <text:s text:c="9"/>TATTTTTATATTAG<text:span text:style-name="T1">GTTGATGCATGAAGTGACAATTTCTGTGTAACAAAGATGATGAC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GAGATTTTTCTAATGAACTGTAAATTTGTACCACAGTTGCCATGCCATAATGATCGCA</text:span></text:p>
      <text:p text:style-name="Preformatted_20_Text">Masked <text:s text:c="9"/><text:span text:style-name="T1">CTGAGATTTTTCTAATGAACTGTAAATTTGTACCACAGTTGCCATGCCATAATGATCG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GACAGGCCGGAAGTTGGCAGGAAGGGGAAGA</text:span>GTATGTAATGAACAAAAACATAGTTTT</text:p>
      <text:p text:style-name="Preformatted_20_Text">Masked <text:s text:c="9"/><text:span text:style-name="T1">TTGACAGGCCGGAAGTTGGCAGGAAGGGGAAGA</text:span>GTATGTAATGAACAAAAACATAGTTTT</text:p>
      <text:p text:style-name="Preformatted_20_Text"><text:s text:c="16"/>************************************************************</text:p>
      <text:p text:style-name="Preformatted_20_Text"><office:annotation-end office:name="__Annotation__2006_2051518639"/></text:p>
      <text:p text:style-name="Preformatted_20_Text">Unmasked <text:s text:c="7"/>GGGCACTCTAAAACTGTCTCCAAAAGCAACAGAAAATATAGGCTTTCCCTGAAGTGTAAT</text:p>
      <text:p text:style-name="Preformatted_20_Text">Masked <text:s text:c="9"/>GGGCACTCTAAAACTGTCTCCAAAAGCAACAGAAAATATAGGCTTTCCCTGAAGTG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TCTCATTTGTGTACTGAAATTCAACATAGCTTTTGGAAGAACATCTGACAACTGT</text:p>
      <text:p text:style-name="Preformatted_20_Text">Masked <text:s text:c="9"/>TATGTTCTCATTTGTGTACTGAAATTCAACATAGCTTTTGGAAGAACATCTGACA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GTTGTTTACTTAAAAGATGATAAATATCCAGACAGTGAATTCCAAATAAATCAAG</text:p>
      <text:p text:style-name="Preformatted_20_Text">Masked <text:s text:c="9"/>TTTATGTTGTTTACTTAAAAGATGATAAATATCCAGACAGTGAATTCCAAATAAA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ATGCTAATATACAGAATCATATATATATATGATATGAATATTCTTACAGTTATTAT</text:p>
      <text:p text:style-name="Preformatted_20_Text">Masked <text:s text:c="9"/>CATTATGCTAATATACAGAATCANNNNNNNNNNNNNNNNNNNNNNNNNNNNNNNNNNNNN</text:p>
      <text:p text:style-name="Preformatted_20_Text"><text:s text:c="16"/>*********************** <text:s text:c="36"/></text:p>
      <text:p text:style-name="Preformatted_20_Text"/>
      <text:p text:style-name="Preformatted_20_Text">Unmasked <text:s text:c="7"/>TTAAATATTATTATTATGGTTGTTATTGTTGTTATTATTATTATTAATTAAGTAGCATTT</text:p>
      <text:p text:style-name="Preformatted_20_Text">Masked <text:s text:c="9"/>NNNNNNNNNNNNNNNNNNNNNNNNNNNNNNNNNNNNNNNNNNNNNNNNNNAGTAGCATTT</text:p>
      <text:p text:style-name="Preformatted_20_Text"><text:s text:c="66"/>**********</text:p>
      <text:p text:style-name="Preformatted_20_Text"/>
      <text:p text:style-name="Preformatted_20_Text">Unmasked <text:s text:c="7"/>CATAAGGAATCAGTCATTCCCAATTACATCATTTACACACTGCCTGCAGCTTTTGTTTTT</text:p>
      <text:p text:style-name="Preformatted_20_Text">Masked <text:s text:c="9"/>CATAAGGAATCAGTCATTCCCAATTACATCATTTACACACTGCCTGCAGCTTTTG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TTACATTATTCACTTCCCCAGAAAGCGAGAGAAGAAAACATAGTATACTACAGTA</text:p>
      <text:p text:style-name="Preformatted_20_Text">Masked <text:s text:c="9"/>CAGAATTACATTATTCACTTCCCCAGAAAGCGAGAGAAGAAAACATAGTATACTAC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CTTGTGTTGAGATGAAAGGGGTGCAGCCTGTATTTCACTGTGGAAGAGCACGACTG</text:p>
      <text:p text:style-name="Preformatted_20_Text">Masked <text:s text:c="9"/>CCACCTTGTGTTGAGATGAAAGGGGTGCAGCCTGTATTTCACTGTGGAAGAGCACG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AACAGTCATCCTTTGTAGCAAGGAGAAATAAGCTTTACAGGCATTTTTAGAAGCAGG</text:p>
      <text:p text:style-name="Preformatted_20_Text">Masked <text:s text:c="9"/>CCCAACAGTCATCCTTTGTAGCAAGGAGAAATAAGCTTTACAGGCATTTTTAGAAGCAG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TTTTTTTATTTTTTTTAAATTATTTCTATTCTAATAAATTATTGAAGGTTTTCATGAGA</text:p>
      <text:p text:style-name="Preformatted_20_Text">Masked <text:s text:c="9"/>GTTTTTTTATTTTTTTTAAATTATTTCTATTCTAATAAATTATTGAAGGTTTTCA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ATAAAAATTTAGTAGTGATGCTGGCAACTTGCATACTTGAAACCCATTTTCCACG</text:p>
      <text:p text:style-name="Preformatted_20_Text">Masked <text:s text:c="9"/>CATGTATAAAAATTTAGTAGTGATGCTGGCAACTTGCATACTTGAAACCCATTTTCCA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GCTAGGTACAGGGACATGTATCAGACATAAATATTGTGACCCTTGGAAAGACTGAA</text:p>
      <text:p text:style-name="Preformatted_20_Text">Masked <text:s text:c="9"/>CTCAGCTAGGTACAGGGACATGTATCAGACATAAATATTGTGACCCTTGGAAAGA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TTACATATAGAATATGATAGAACATGATAGAAACAAACAAAACAAACAAACAAACA</text:p>
      <text:p text:style-name="Preformatted_20_Text">Masked <text:s text:c="9"/>AACTTTACATATAGAATATGATAGAACATGATAGNNNNNNNNNNNNNNNNNNNNNNNNNN</text:p>
      <text:p text:style-name="Preformatted_20_Text"><text:s text:c="16"/>********************************** <text:s text:c="25"/></text:p>
      <text:p text:style-name="Preformatted_20_Text"/>
      <text:p text:style-name="Preformatted_20_Text">Unmasked <text:s text:c="7"/>AAATGCAATATGGAATCTCCAAAGAAGCAATTCTATAATTTTCTGCTGAACATTGGTATA</text:p>
      <text:p text:style-name="Preformatted_20_Text">Masked <text:s text:c="9"/>NNATGCAATATGGAATCTCCAAAGAAGCAATTCTATAATTTTCTGCTGAACATTGGTATA</text:p>
      <text:p text:style-name="Preformatted_20_Text"><text:s text:c="18"/>**********************************************************</text:p>
      <text:p text:style-name="Preformatted_20_Text"/>
      <text:p text:style-name="Preformatted_20_Text">Unmasked <text:s text:c="7"/>TAGGTATAGAGAACTACATCCCACGTGGTCACTTTTAGGGGTTTGAGATGGTTCAGATTT</text:p>
      <text:p text:style-name="Preformatted_20_Text">Masked <text:s text:c="9"/>TAGGTATAGAGAACTACATCCCACGTGGTCACTTTTAGGGGTTTGAGATGGTTCA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CCTCCAGAGAATTCTATTACTTCTCCAGGTCACTCCCTGAGAGAAGAGACAAAGA</text:p>
      <text:p text:style-name="Preformatted_20_Text">Masked <text:s text:c="9"/>CTTCTCCTCCAGAGAATTCTATTACTTCTCCAGGTCACTCCCTGAGAGAAGAGAC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AGTAGCTGTATATTCCTTATACATGGATTTTGTGTGTTCTTGATACCAATGTTTGC</text:p>
      <text:p text:style-name="Preformatted_20_Text">Masked <text:s text:c="9"/>TGGGAGTAGCTGTATATTCCTTATACATGGATTTTGTGTGTTCTTGATACCAATGT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GCAAAGAAAATAATATGAGTTCTGGGAAAAAAAAATAAATCAATCAAGGCTAAAAG</text:p>
      <text:p text:style-name="Preformatted_20_Text">Masked <text:s text:c="9"/>ATCAGCAAAGAAAATAATATGAGTTCTGGGAAAAAAAAATAAATCAATCAAGGCT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GTTGATATGTCCTTTTCGAACCTACATGAATCACCTTATGTTTATAAATATTTAG</text:p>
      <text:p text:style-name="Preformatted_20_Text">Masked <text:s text:c="9"/>TAGCTGTTGATATGTCCTTTTCGAACCTACATGAATCACCTTATGTTTATAAATA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TTTTTTTCTACTTTTTTTTCAAACTTTATTCAAGTGCTTTCACTGAATTCAGTTTT</text:p>
      <text:p text:style-name="Preformatted_20_Text">Masked <text:s text:c="9"/>CAGATTTTTTTCTACTTTTTTTTCAAACTTTATTCAAGTGCTTTCACTGAATTCA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TAATTTATTTCCAATCACATGTGTTCTTAGATATTAAAATTGAGATAATTTAAATC</text:p>
      <text:p text:style-name="Preformatted_20_Text">Masked <text:s text:c="9"/>AGGTTAATTTATTTCCAATCACATGTGTTCTTAGATATTAAAATTGAGATAATTT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TTTTATAGGCTGGCTGTCCAGGAGTTTGGGGGGAAATAAATNNNNNNNNNNNNNNN</text:p>
      <text:p text:style-name="Preformatted_20_Text">Masked <text:s text:c="9"/>TAATTTTTATAGGCTGGCTGTCCAGGAGTTTGGGGGGAAATAAAT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G</text:p>
      <text:p text:style-name="Preformatted_20_Text">Masked <text:s text:c="9"/>NNNNNNNNNNNNNNNNNNNNNNNNNNNNNNNNNNNNNNNNNNNNNNNNNNNNNNNNNNN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GATTTTTAATGTTTGGTTGCCCTCACACTGCAGAAACTCAGAGCACTGTAGATAC</text:p>
      <text:p text:style-name="Preformatted_20_Text">Masked <text:s text:c="9"/>TTAAAGATTTTTAATGTTTGGTTGCCCTCACACTGCAGAAACTCAGAGCACTGTAG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AAATCATATTCTCATTTTCACACAGCTGGTATGCCCATCTGTGAGACATGGCATG</text:p>
      <text:p text:style-name="Preformatted_20_Text">Masked <text:s text:c="9"/>TTCTGAAATCATATTCTCATTTTCACACAGCTGGTATGCCCATCTGTGAGACATGG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GACATCTATGAGGAGGACACAGTCTGTGAGCAACCTGGGAGCTTTCACATCTGGAC</text:p>
      <text:p text:style-name="Preformatted_20_Text">Masked <text:s text:c="9"/>ACTAGACATCTATGAGGAGGACACAGTCTGTGAGCAACCTGGGAGCTTTCACATCTG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ACATAGTGTGACCAAACAAGGGAATACACAAATCATCAAAAAAAAAGTGTTGCAA</text:p>
      <text:p text:style-name="Preformatted_20_Text">Masked <text:s text:c="9"/>ATGCAACATAGTGTGACCAAACAAGGGAATACACAAATCATCAAAAAAAAAGTGT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GGTTTTTTTTGGAGTTTGTGTTTGTTGCCTTCTCCACATCTGGTTCTCTGCTCTG</text:p>
      <text:p text:style-name="Preformatted_20_Text">Masked <text:s text:c="9"/>AATAAGGTTTTTTTTGGAGTTTGTGTTTGTTGCCTTCTCCACATCTGGTTCTCTG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CCATACACTGGCTCTCAGCAACTTGGGGATCTTGAGATCATGCTGCACATGCTGCC</text:p>
      <text:p text:style-name="Preformatted_20_Text">Masked <text:s text:c="9"/>TGGCCCATACACTGGCTCTCAGCAACTTGGGGATCTTGAGATCATGCTGCACATGC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GCAGAGCATGAATGATGTCCTGGGGAACCGGGCAAAGGAATGCAAGGCAGCATAT</text:p>
      <text:p text:style-name="Preformatted_20_Text">Masked <text:s text:c="9"/>TGAATGCAGAGCATGAATGATGTCCTGGGGAACCGGGCAAAGGAATGCAAGGCAGC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CCAGCATTTGCCAGGTCTGATTACAAGCTCAGAATAACAAATTTTAGGGCTTTTTT</text:p>
      <text:p text:style-name="Preformatted_20_Text">Masked <text:s text:c="9"/>GTGCCCAGCATTTGCCAGGTCTGATTACAAGCTCAGAATAACAAATTTTAGGGC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CAATTTGTGGAGAAATCTAAACAAGAATCAAGAAAATTGCACTTCTTCCATCCA</text:p>
      <text:p text:style-name="Preformatted_20_Text">Masked <text:s text:c="9"/>TTTTCTCAATTTGTGGAGAAATCTAAACAAGAATCAAGAAAATTGCACTTCTTCCA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AATAAAAATCACAGAATCACTGAATTGTAGGGACTGGAAGGGACCTTTAGAAATC</text:p>
      <text:p text:style-name="Preformatted_20_Text">Masked <text:s text:c="9"/>TGAAAAATAAAAATCACNNNNNNNNNNNNNNNNNNNNNNNNNNNNNNNNNNNNNNNNNNN</text:p>
      <text:p text:style-name="Preformatted_20_Text"><text:soft-page-break/><text:s text:c="16"/>***************** <text:s text:c="42"/></text:p>
      <text:p text:style-name="Preformatted_20_Text"/>
      <text:p text:style-name="Preformatted_20_Text">Unmasked <text:s text:c="7"/>ATGATCTAGTCCAGCCCCCCTGCAAAGCAGGCACCCTAGACCATGTTGCACAGGTAG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GGCAGGTCTTGAATATCTCCAGAGAAGGAAATTCCACAACCCCCCTTGGCAGC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CAGTGCTCCATTACCCTTACTGTGAAGAAGTTCTTACATTTGTGTGAACTTCCC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TAGTTTGTGGCTGTTTCCCCTTGTTGTCCACAACACTGAAAAGATTCTGACCTT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TTGCCTCCCGCACCTTAGATATTTATAGACATTGATAAGATCCCCTCTGGCTT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AAGGCTGAAGAGACCCAGGTTGCTCAGCCTTTCCTCATAAGAGAGATGCTCCA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TCATCATCTTTGTGGCCCCCTCCCGCTGCACTCTTTCCAGGAGAAATCATTTTGTTT</text:p>
      <text:p text:style-name="Preformatted_20_Text">Masked <text:s text:c="9"/>NNNNNNNNNNNNNNNNNNNNNNNNNNNNNNNNNNNNNNNNNNNGAGAAATCATTTTGTTT</text:p>
      <text:p text:style-name="Preformatted_20_Text"><text:s text:c="59"/>*****************</text:p>
      <text:p text:style-name="Preformatted_20_Text"/>
      <text:p text:style-name="Preformatted_20_Text">Unmasked <text:s text:c="7"/>TTCCATCTGTGAAAACCCTGCATTTGTAGATGTACATCGCCATTAAAGTATTGTGCTCCT</text:p>
      <text:p text:style-name="Preformatted_20_Text">Masked <text:s text:c="9"/>TTCCATCTGTGAAAACCCTGCATTTGTAGATGTACATCGCCATTAAAGTATTGTG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CCTCTGAAGACAAGATTTCCTGCATAGATCACATCTCCTCTTGGACAGTGTCTTC</text:p>
      <text:p text:style-name="Preformatted_20_Text">Masked <text:s text:c="9"/>CTTTTCCTCTGAAGACAAGATTTCCTGCATAGATCACATCTCCTCTTGGACAGTG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ACATAGTGAGATGTTTTTTTCTGTAAAAGTTTCTGGTCACAAATAGAGCTAAGCA</text:p>
      <text:p text:style-name="Preformatted_20_Text">Masked <text:s text:c="9"/>TCTCTACATAGTGAGATGTTTTTTTCTGTAAAAGTTTCTGGTCACAAATAGAGCT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CAGACAGCCCTGGGAGCCTGGCTCCCCAGAGAGGTTAAATACACAAGGAAACTGCA</text:p>
      <text:p text:style-name="Preformatted_20_Text">Masked <text:s text:c="9"/>GATGCAGACAGCCCTGGGAGCCTGGCTCCCCAGAGAGGTTAAATACACAAGGAAA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AACTCCCATGAGAGAAGTCAAATTATTGATTTTAACTGAATCACATTCTTTAACTG</text:p>
      <text:p text:style-name="Preformatted_20_Text">Masked <text:s text:c="9"/>TAAGAACTCCCATGAGAGAAGTCAAATTATTGATTTTAACTGAATCACATTCTTTA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AATTATTTTGAGATTCAATCATGTGCTTGTTTCATAAAATCAATGAATCACAAAG</text:p>
      <text:p text:style-name="Preformatted_20_Text">Masked <text:s text:c="9"/>AATCAAATTATTTTGAGATTCAATCATGTGCTTGTTTNNNNNNNNNNNNNNNNNNNNNNN</text:p>
      <text:p text:style-name="Preformatted_20_Text"><text:s text:c="16"/>************************************* <text:s text:c="22"/></text:p>
      <text:p text:style-name="Preformatted_20_Text"/>
      <text:p text:style-name="Preformatted_20_Text">Unmasked <text:s text:c="7"/>GTTGGAAAAGACCTGTAAGATCATTCAGTCCAACTGTCTACCTACCACCAATACTG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AAGCATGTTCCTTAGTACAGTTATTTACAGGTTTCTTGGTTTCTTTAAAATCTACAG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AATGACTTTACAGCCTCCATGGACAGCCTGTTCCAGTGCCTGACCAGGAAAGAA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TTGTAATATCCAATCTGAAAGTTCCCTGACACAACATGAGGCTATTCCCTCTCA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TTGCTGTTACTTGGAAAAAGAGGCCAACTACCAACTCATCACAACCTCCTTTCAGG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GTATATGTCAATAAGGTCTCCCCTGAGCCTCCTCTTCTCTAGACTAATCCCTGT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AGCTACTCCTCATACAGCATGTGCTCCAGTCCCCTCAGCACCTTCAATGAACACTGA</text:p>
      <text:p text:style-name="Preformatted_20_Text">Masked <text:s text:c="9"/>NNNNNNNNNNNNNNNNNNNNNNNNNNNNNNNNNNNNNNNNGCACCTTCAATGAACACTGA</text:p>
      <text:p text:style-name="Preformatted_20_Text"><text:s text:c="56"/>********************</text:p>
      <text:p text:style-name="Preformatted_20_Text"/>
      <text:p text:style-name="Preformatted_20_Text">Unmasked <text:s text:c="7"/>AATTTTTCAAGGATAAAAGTCAAACATCTTAGTAAAGCTTAGAATTTTTTTATTTTTTTT</text:p>
      <text:p text:style-name="Preformatted_20_Text">Masked <text:s text:c="9"/>AATTTTTCAAGGATAAAAGTCAAACATCTTAGTAAAGCTTAGAATTTTTTTATT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CAAAATATATTTTTCTACTATAAAATGCCATTGAGCCTCTACTAACACTTTCAGTA</text:p>
      <text:p text:style-name="Preformatted_20_Text">Masked <text:s text:c="9"/>TAATCAAAATATATTTTTCTACTATAAAATGCCATTGAGCCTCTACTAACACTTTC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GACTTTGCTGTCTGGATATAACATATTCTGTTACATTATTCTTTGTGTTCAAAATC</text:p>
      <text:p text:style-name="Preformatted_20_Text">Masked <text:s text:c="9"/>GAACGACTTTGCTGTCTGGATATAACATATTCTGTTACATTATTCTTTGTGTTCA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TTCATATCTGTGTTTGTCTTATATGATTGCTGTTGTTACTGATAAGCTAAGTACAT</text:p>
      <text:p text:style-name="Preformatted_20_Text">Masked <text:s text:c="9"/>AGTATTCATATCTGTGTTTGTCTTATATGATTGCTGTTGTTACTGATAAGCTAAG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CAGTTTTACAGTGTTACATATATTATTTTTTAACTGCCTGTTCTGATTTCTCATAC</text:p>
      <text:p text:style-name="Preformatted_20_Text">Masked <text:s text:c="9"/>TATGCAGTTTTACAGTGTTACATATATTATTTTTTAACTGCCTGTTCTGATTTCTCATAC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4416_2051518639"><dc:creator>Unknown Author</dc:creator><dc:date>2022-04-08T15:47:19.589556337</dc:date><text:p text:style-name="P3"><text:span text:style-name="T2">EXON6</text:span></text:p></office:annotation>Unmasked <text:s text:c="7"/>AATCTTTTCATCCTCTTTTCTAAG<text:span text:style-name="T1">ACAGAAACAGACAAAATCTTCACATCTGAGATCTAG</text:span></text:p>
      <text:p text:style-name="Preformatted_20_Text">Masked <text:s text:c="9"/>AATCTTTTCATCCTCTTTTCTAAG<text:span text:style-name="T1">ACAGAAACAGACAAAATCTTCACATCTGAGATCT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ATAATCATAAAAATTGTTATGAGAGGTCTACACAGACAAACAAAAACCTCTTCAAACTT</text:span></text:p>
      <text:p text:style-name="Preformatted_20_Text">Masked <text:s text:c="9"/><text:span text:style-name="T1">CATAATCATAAAAATTGTTATGAGAGGTCTACACAGACAAACAAAAACCTCTTCAAAC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CTGTCTCTGAAATACACACCTTCACCTACTGCAGGGAGTAGCAGGAATGTTTCAGGAG</text:span></text:p>
      <text:p text:style-name="Preformatted_20_Text">Masked <text:s text:c="9"/><text:span text:style-name="T1">GACTGTCTCTGAAATACACACCTTCACCTACTGCAGGGAGTAGCAGGAATGTTTCAGG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AATTTAAAGTTTCACTACAGCTGGACTGTAAGTTTCTGTTCTATGTTACATAGTTTCA</text:span></text:p>
      <text:p text:style-name="Preformatted_20_Text">Masked <text:s text:c="9"/><text:span text:style-name="T1">CTAATTTAAAGTTTCACTACAGCTGGACTGTAAGTTTCTGTTCTATGTTACATAGTTTCA</text:span>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<text:span text:style-name="T1">CAAGAACA</text:span>ATAACCCTGATCAAACTAAAACACTTAATTTCACTAAAACCAGCAAAATTTA</text:p>
      <text:p text:style-name="Preformatted_20_Text">Masked <text:s text:c="9"/><text:span text:style-name="T1">CAAGAACA</text:span>ATAACCCTGATCAAACTAAAACACTTAATTTCACTAAAACCAGCAAAATTTA</text:p>
      <text:p text:style-name="Preformatted_20_Text"><text:s text:c="16"/>************************************************************</text:p>
      <text:p text:style-name="Preformatted_20_Text"><office:annotation-end office:name="__Annotation__4416_2051518639"/></text:p>
      <text:p text:style-name="Preformatted_20_Text">Unmasked <text:s text:c="7"/>TATAGCATTAGAATAAAGGGAGAAGCAGCCTAGGGACATCAGAACAGTAAAGGATTTTGC</text:p>
      <text:p text:style-name="Preformatted_20_Text">Masked <text:s text:c="9"/>TATAGCATTAGAATAAAGGGAGAAGCAGCCTAGGGACATCAGAACAGTAAAGGATT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GCTGAACAGCAAGAATATCTGCATTAACTAAACTTTCTTCAGATAGACGTAGAGGC</text:p>
      <text:p text:style-name="Preformatted_20_Text">Masked <text:s text:c="9"/>ACACGCTGAACAGCAAGAATATCTGCATTAACTAAACTTTCTTCAGATAGACGTAG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AGATTTGCTCTAGACCTAAAAGCATTTGAGTCAGCAGTTTAAGATGCCTTAAATGG</text:p>
      <text:p text:style-name="Preformatted_20_Text">Masked <text:s text:c="9"/>CCAGAGATTTGCTCTAGACCTAAAAGCATTTGAGTCAGCAGTTTAAGATGCCTTAA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GCTGATGCAGTGGTCAGCTGCTAAATTCCTTTTACATACCCCCTACTAGGCACTG</text:p>
      <text:p text:style-name="Preformatted_20_Text">Masked <text:s text:c="9"/>TGCCAGCTGATGCAGTGGTCAGCTGCTAAATTCCTTTTACATACCCCCTACTAGGC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AAGGAAGACATGTAAGAACTGTGGATAATAATGGGGTTTCTAAGGCAAGTGCCTT</text:p>
      <text:p text:style-name="Preformatted_20_Text">Masked <text:s text:c="9"/>CTGTTAAGGAAGACATGTAAGAACTGTGGATAATAATGGGGTTTCTAAGGCAAGTG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CAGCTATTTCACAAGATGTCATATGTCACAGACAGCAGCTAGGATATGTACTTCA</text:p>
      <text:p text:style-name="Preformatted_20_Text">Masked <text:s text:c="9"/>AACTGCAGCTATTTCACAAGATGTCATATGTCACAGACAGCAGCTAGGATATGTAC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ATTATGTAAAACTGAACAGTGTAATTTAAAATTAGATGTAGAATGCATGATTTATG</text:p>
      <text:p text:style-name="Preformatted_20_Text">Masked <text:s text:c="9"/>GGATATTATGTAAAACTGAACAGTGTAATTTAAAATTAGATGTAGAATGCATGAT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CAAAGGGATATTTCTCCTGTTCAGTTTTCATTTTATTATTTTAGAGCGTTTGCTT</text:p>
      <text:p text:style-name="Preformatted_20_Text">Masked <text:s text:c="9"/>TGCCTCAAAGGGATATTTCTCCTGTTCAGTTTTCATTTTATTATTTTAGAGCGTT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CATTTCATTTTTAATTAGAGCTGTGACCTTCATGCAAATAGTCTGAGAATAGCAG</text:p>
      <text:p text:style-name="Preformatted_20_Text">Masked <text:s text:c="9"/>TGTTTCATTTCATTTTTAATTAGAGCTGTGACCTTCATGCAAATAGTCTGAGAAT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TGATCCAGAGTAAGAGAGAATTTAGTTCTCTTCTGAAAATAAATGAAGGCAAAACT</text:p>
      <text:p text:style-name="Preformatted_20_Text">Masked <text:s text:c="9"/>AGAGTGATCCAGAGTAAGAGAGAATTTAGTTCTCTTCTGAAAATAAATGAAGGCA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CTGACCATAGTGGGCATGCAGGAATAGCTTCTATTATCTGGCAAGCCATACAGATA</text:p>
      <text:p text:style-name="Preformatted_20_Text">Masked <text:s text:c="9"/>CCAGCTGACCATAGTGGGCATGCAGGAATAGCTTCTATTATCTGGCAAGCCATAC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ATATTTACTAATAGAAATAGTTACTAAATTTGAGCTTTTTACATAATATACCTA</text:p>
      <text:p text:style-name="Preformatted_20_Text">Masked <text:s text:c="9"/>ATAGAAATATTTACTAATAGAAATAGTTACTAAATTTGAGCTTTTTACATAATATA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AAGACTGATCTCAAAAGTAAGCACCACTTGGTGCTTCCTCTACTCAGCTCTTGTA</text:p>
      <text:p text:style-name="Preformatted_20_Text">Masked <text:s text:c="9"/>AAAAGAAGACTGATCTCAAAAGTAAGCACCACTTGGTGNNNNNNNNNNNNNNNNNNNNNN</text:p>
      <text:p text:style-name="Preformatted_20_Text"><text:s text:c="16"/>************************************** <text:s text:c="21"/></text:p>
      <text:p text:style-name="Preformatted_20_Text"/>
      <text:p text:style-name="Preformatted_20_Text">Unmasked <text:s text:c="7"/>AGGCCCCATCTGCAGTACTGCATACAGGCCTGGGGTCCCCAGCACAAGAAAGATGC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CTCCTGAAACAAGTCCAGAGGAGGGCTACTAAGATGATCAGAGGGCTGGAGCACTTC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TGAGGAAAGGTTGAGGGAACTGGGCTTGTTTAGCTTGGAGAAGAAATGGCTCCAG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CCTCATTGCAGCTTTCCAGTATACTTAAAGGGAGCGTATAAACTGGAGGGGGAAC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TTACATGGATTGATACTGATAGGACAAGGGGGAATGGTTTTAAACTGAGACAGG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AGGTAAGATATTAGGAGGAAGCTTTTCACACAGAAGGCAGTGACACCCTGGAA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CCCAAGGAGGTTGTGGATGCCCCATCCCTGNNNNNNNNNNNNNNNNNNNNNNNNNNN</text:p>
      <text:p text:style-name="Preformatted_20_Text">Masked <text:s text:c="9"/>NNNNNNNNNNNNNNNNNNNNNNNNNNNNNNNNNNNNNNNNNNNNNNNNNNNNNNNNNNNN</text:p>
      <text:p text:style-name="Preformatted_20_Text"><text:s text:c="49"/>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AGCCTGGTCTGCTGGTTGGCGACCCTGCACACAGCAG</text:p>
      <text:p text:style-name="Preformatted_20_Text">Masked <text:s text:c="9"/>NNNNNNNNNNNNNNNNNNNNNNNAGCCTGGTCTGCTGGTTGGCGACNNNNNNNNNNNNNN</text:p>
      <text:p text:style-name="Preformatted_20_Text"><text:soft-page-break/><text:s text:c="16"/>********************************************** <text:s text:c="13"/></text:p>
      <text:p text:style-name="Preformatted_20_Text"/>
      <text:p text:style-name="Preformatted_20_Text">Unmasked <text:s text:c="7"/>GAGGTTGAAACACAATGATCTTTGTGGTCCTTTCAACCGAGGCCATTCTGTGATTTCATG</text:p>
      <text:p text:style-name="Preformatted_20_Text">Masked <text:s text:c="9"/>NNNNNNNNNNNNNNNNNNNNNNNNNNNNNNNNNNNNNNNNNNNNNNNNNNNNNNNNNNNG</text:p>
      <text:p text:style-name="Preformatted_20_Text"><text:s text:c="75"/>*</text:p>
      <text:p text:style-name="Preformatted_20_Text"/>
      <text:p text:style-name="Preformatted_20_Text">Unmasked <text:s text:c="7"/>ATTCAGTCTGGAGAAGAGAAGGCTGTGAGATGACCTAATAGCAGACTTTCAGTATCTAAA</text:p>
      <text:p text:style-name="Preformatted_20_Text">Masked <text:s text:c="9"/>ANNNNNNNNNNNNNNNNNNNNNNNNNNNNNNNNNNNNNNNNNNNNNNNNNNNNNNNNNNN</text:p>
      <text:p text:style-name="Preformatted_20_Text"><text:s text:c="16"/>* <text:s text:c="58"/></text:p>
      <text:p text:style-name="Preformatted_20_Text"/>
      <text:p text:style-name="Preformatted_20_Text">Unmasked <text:s text:c="7"/>GGGGAGCTACATGAAAGAAGGGAACAGATTCTTTAGCAGGGTCAGTGGTGATAGAA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AAAAGGGTACATTTAGATAGGAGATAGGAAAAAAGTCTTCTACAGAGAGAGTG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CACTAGAACAAGTTGCCCAGAGTTGTGGTTGATTTGCCCCATCCCTGGAGACTT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CAGTGTGGATCAGTCCCTGGGCAGCCTAATCTAGCTGCAAATGCTTCTGTTCA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GAGAGATGGACTAGAGGCCCTTTGAAGTTCCTTCCAATTCTAAGTACTCTATGA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GATTCTATGATTCTGTGATTCTGTGATCCAGGTCAGTGAGGTCTAGGCCCATATGAC</text:p>
      <text:p text:style-name="Preformatted_20_Text">Masked <text:s text:c="9"/>NNNNNNNNNNNNNNNNNNNNNNNNNNNNNNCCAGGTCAGTGAGGTCTAGGCCCATATGAC</text:p>
      <text:p text:style-name="Preformatted_20_Text"><text:s text:c="46"/>******************************</text:p>
      <text:p text:style-name="Preformatted_20_Text"/>
      <text:p text:style-name="Preformatted_20_Text">Unmasked <text:s text:c="7"/>CTTTCTTCCTTCACTTTTTATGCATAGAAATTCTGTAGCAGTATTGAGCTTCAATATACT</text:p>
      <text:p text:style-name="Preformatted_20_Text">Masked <text:s text:c="9"/>CTTTCTTCCTTCACTTTTTATGCATAGAAATTCTGTAGCAGTATTGAGCTTCAATA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GACCAGAAAAGCTCTATTTTTCTGATGTTATCAGCCATTAAGAGAAGAAGAATCAA</text:p>
      <text:p text:style-name="Preformatted_20_Text">Masked <text:s text:c="9"/>GCTGGACCAGAAAAGCTCTATTTTTCTGATGTTATCAGCCATTAAGAGAAGAAGA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CAGTCCACAGAAACACAGTTCAGCTTATTAGAGGAAGAAAATGACTTTGATTTGAA</text:p>
      <text:p text:style-name="Preformatted_20_Text">Masked <text:s text:c="9"/>AAGTCAGTCCACAGAAACACAGTTCAGCTTATTAGAGGAAGAAAATGACTTTGAT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TCAGGAAAATCTAAGCCAGAAGGAAAAGTACGTTTGGTAGGTAATGAAGCTTGAAT</text:p>
      <text:p text:style-name="Preformatted_20_Text">Masked <text:s text:c="9"/>ACGTTCAGGAAAATCTAAGCCAGAAGGAAAAGTACGTTTGGTAGGTAATGAAGCT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AAAAACTTGGCAACCTTGAGAATGAAAAACAAAAAACAAAATATTTTTTCTTTCAT</text:p>
      <text:p text:style-name="Preformatted_20_Text">Masked <text:s text:c="9"/>ACACAAAAACTTGGCAACCTTGAGAATGAAAAACAAAAAACAAAATATTTTTTCT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ACCAAAGATTAGAGAAAAAATTACTATATGTTCTCAGAGATCATAAATTGAATG</text:p>
      <text:p text:style-name="Preformatted_20_Text">Masked <text:s text:c="9"/>AATTCAACCAAAGATTAGAGAAAAAATTACTATATGTTCTCAGAGATCATAAATTG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CACATTCACTGTCATTTGTCCTTCCCAGTGCAGTGTATCCCAAACAAATGCTGTTA</text:p>
      <text:p text:style-name="Preformatted_20_Text"><text:soft-page-break/>Masked <text:s text:c="9"/>AATGCACATTCACTGTCATTTGTCCTTCCCAGTGCAGTGTATCCCAAACAAATGC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CTGCTAAGTCTCTGATAATAAGGAAAACAAGGATTTTGCTGATAACTTTTCCTG</text:p>
      <text:p text:style-name="Preformatted_20_Text">Masked <text:s text:c="9"/>AAAATTCTGCTAAGTCTCTGATAATAAGGAAAACAAGGATTTTGCTGATAACTTT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GCTGGATAGACCACAT</text:p>
      <text:p text:style-name="Preformatted_20_Text">Masked <text:s text:c="9"/>TGAAGGCTGGATAGACCACAT</text:p>
      <text:p text:style-name="P1"><text:s text:c="16"/>*********************</text:p>
      <text:p text:style-name="Horizontal_20_Line"><text:bookmark text:name="clustalw.dnd"/></text:p>
      <text:p text:style-name="Preformatted_20_Text"><text:a xlink:type="simple" xlink:href="https://www.genome.jp/tools-bin/pushfile?220403192136iUkVB+clustalw.dnd" text:style-name="Internet_20_link" text:visited-style-name="Visited_20_Internet_20_Link">clustalw.dnd</text:a></text:p>
      <text:p text:style-name="Preformatted_20_Text"/>
      <text:p text:style-name="P1">(Unmasked:0.10711,Masked:0.10711)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3T15:52:12.651124405</meta:creation-date>
    <dc:date>2022-04-08T15:47:23.307801406</dc:date>
    <meta:editing-duration>PT33M4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7" meta:paragraph-count="712" meta:word-count="1180" meta:character-count="52686" meta:non-whitespace-character-count="41896"/>
  </office:meta>
</office:document-meta>
</file>